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13cm" svg:height="2.413cm" svg:x="5.318cm" svg:y="6.569cm">
          <text:p text:style-name="P1"><text:span text:style-name="T1">O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432cm" svg:height="2.432cm" svg:x="9.363cm" svg:y="11.141cm">
          <text:p text:style-name="P1"><text:span text:style-name="T1">Nucle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413cm" svg:height="2.413cm" svg:x="13.065cm" svg:y="6.569cm">
          <text:p text:style-name="P1"><text:span text:style-name="T1">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378cm" svg:y1="8.629cm" svg:x2="9.719cm" svg:y2="11.497cm" draw:start-shape="id1" draw:start-glue-point="9" draw:end-shape="id2" draw:end-glue-point="5" svg:d="M7378 8629l2341 2868" svg:viewBox="0 0 2342 2869">
          <text:p/>
        </draw:connector>
        <draw:connector draw:style-name="gr2" draw:text-style-name="P2" draw:layer="layout" draw:type="line" svg:x1="11.439cm" svg:y1="11.497cm" svg:x2="13.418cm" svg:y2="8.629cm" draw:start-shape="id2" draw:start-glue-point="11" draw:end-shape="id3" draw:end-glue-point="7" svg:d="M11439 11497l1979-2868" svg:viewBox="0 0 1980 2869">
          <text:p/>
        </draw:connector>
        <draw:connector draw:style-name="gr2" draw:text-style-name="P2" draw:layer="layout" draw:type="line" svg:x1="13.065cm" svg:y1="7.776cm" svg:x2="7.731cm" svg:y2="7.776cm" draw:start-shape="id3" draw:start-glue-point="6" draw:end-shape="id1" draw:end-glue-point="10" svg:d="M13065 7776h-5334" svg:viewBox="0 0 533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54:06.431283080</meta:creation-date>
    <dc:date>2016-04-11T14:02:24.291341048</dc:date>
    <meta:editing-duration>PT36M6S</meta:editing-duration>
    <meta:editing-cycles>7</meta:editing-cycles>
    <meta:generator>LibreOffice/4.2.8.2$Linux_X86_64 LibreOffice_project/420m0$Build-2</meta:generator>
    <meta:document-statistic meta:object-count="6"/>
  </office:meta>
</office:document-meta>
</file>